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 style:list-style-name="L1">
      <style:paragraph-properties fo:margin-top="0cm" fo:margin-bottom="0.046cm" style:contextual-spacing="false"/>
    </style:style>
    <style:style style:name="P3" style:family="paragraph" style:parent-style-name="Text_20_body" style:list-style-name="L2">
      <style:paragraph-properties fo:margin-top="0cm" fo:margin-bottom="0.046cm" style:contextual-spacing="false"/>
    </style:style>
    <style:style style:name="P4" style:family="paragraph" style:parent-style-name="Text_20_body" style:list-style-name="L5"/>
    <style:style style:name="P5" style:family="paragraph" style:parent-style-name="Text_20_body" style:list-style-name="L5">
      <style:paragraph-properties fo:margin-top="0cm" fo:margin-bottom="0.046cm" style:contextual-spacing="false"/>
    </style:style>
    <style:style style:name="P6" style:family="paragraph" style:parent-style-name="Text_20_body" style:list-style-name="L5">
      <style:paragraph-properties fo:margin-top="0cm" fo:margin-bottom="0cm" style:contextual-spacing="false"/>
    </style:style>
    <style:style style:name="P7" style:family="paragraph" style:parent-style-name="Text_20_body" style:list-style-name="L6">
      <style:paragraph-properties fo:margin-top="0cm" fo:margin-bottom="0.046cm" style:contextual-spacing="false"/>
    </style:style>
    <style:style style:name="P8" style:family="paragraph" style:parent-style-name="Text_20_body" style:list-style-name="L7">
      <style:paragraph-properties fo:margin-top="0cm" fo:margin-bottom="0.046cm" style:contextual-spacing="false"/>
    </style:style>
    <style:style style:name="P9" style:family="paragraph" style:parent-style-name="Text_20_body" style:list-style-name="L8">
      <style:paragraph-properties fo:margin-top="0cm" fo:margin-bottom="0.046cm" style:contextual-spacing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1f55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Técnica – High Frequency Trading (HFT)</text:p>
      <text:p text:style-name="Standard"/>
      <text:h text:style-name="Heading_20_3" text:outline-level="3"><text:span text:style-name="Strong_20_Emphasis"><text:span text:style-name="T1">Objetivo</text:span></text:span></text:h>
      <text:p text:style-name="Text_20_body">En el contexto del <text:span text:style-name="Emphasis">High Frequency Trading</text:span> (HFT), diseñar e implementar una estrategia de <text:span text:style-name="Strong_20_Emphasis">forecasting de cortísimo plazo</text:span> con el objetivo de <text:span text:style-name="Strong_20_Emphasis">predecir el siguiente valor de alguna variable de mercado</text:span>.</text:p>
      <text:p text:style-name="Text_20_body">Dado que en HFT la latencia es crítica, se busca la <text:span text:style-name="Strong_20_Emphasis">mínima latencia posible</text:span>, por lo que <text:span text:style-name="Strong_20_Emphasis">el lenguaje de programación obligatorio es C++</text:span>.</text:p>
      <text:p text:style-name="Text_20_body">El participante podrá elegir libremente la técnica o modelo de predicción a emplear, incluyendo herramientas de <text:span text:style-name="Emphasis">machine learning</text:span>, <text:span text:style-name="Emphasis">deep learning</text:span> o métodos estadísticos tradicionales. Está permitido utilizar herramientas externas (por ejemplo, ChatGPT u otros asistentes), siempre que la implementación final se realice en C++.</text:p>
      <text:h text:style-name="Heading_20_3" text:outline-level="3"><text:span text:style-name="Strong_20_Emphasis"><text:span text:style-name="T1">Datos provistos</text:span></text:span></text:h>
      <text:p text:style-name="Text_20_body">Se adjuntan series de tiempo correspondientes a los siguientes instrumentos:</text:p>
      <text:list xml:id="list4082158670" text:style-name="L1">
        <text:list-item>
          <text:p text:style-name="P2"><text:span text:style-name="Strong_20_Emphasis">AL30C</text:span></text:p>
        </text:list-item>
        <text:list-item>
          <text:p text:style-name="P2"><text:span text:style-name="Strong_20_Emphasis">AL30D</text:span></text:p>
        </text:list-item>
        <text:list-item>
          <text:p text:style-name="P2"><text:span text:style-name="Strong_20_Emphasis">AL30 – Caución a 1 día</text:span></text:p>
        </text:list-item>
        <text:list-item>
          <text:p text:style-name="P2"><text:span text:style-name="Strong_20_Emphasis">Futuro Dólar – Mayo</text:span></text:p>
        </text:list-item>
      </text:list>
      <text:p text:style-name="Text_20_body"><text:span text:style-name="Strong_20_Emphasis">Notas sobre la data:</text:span></text:p>
      <text:list xml:id="list1369619815" text:style-name="L2">
        <text:list-item>
          <text:p text:style-name="P3">Fecha de referencia: <text:span text:style-name="Strong_20_Emphasis">12/05</text:span> (excepto la caución, que corresponde al <text:span text:style-name="Strong_20_Emphasis">13/05</text:span>).</text:p>
        </text:list-item>
        <text:list-item>
          <text:p text:style-name="P3">Los datos representan <text:span text:style-name="Strong_20_Emphasis">información real de mercado</text:span>, incluyendo las puntas BID y OFFER (BI y OF) del libro de órdenes.</text:p>
        </text:list-item>
        <text:list-item>
          <text:p text:style-name="P3">Formato de columnas: <text:span text:style-name="T2">key | symbol | settlement | side | fecha_nano | position | price | quantity</text:span></text:p>
        </text:list-item>
      </text:list>
      <text:h text:style-name="Heading_20_3" text:outline-level="3"><text:span text:style-name="Strong_20_Emphasis"><text:span text:style-name="T1">Contexto Financiero</text:span></text:span></text:h>
      <text:p text:style-name="Text_20_body">Las cinco series de tiempo están interrelacionadas:</text:p>
      <text:list xml:id="list1772550371" text:style-name="L5">
        <text:list-item>
          <text:p text:style-name="P4"><text:span text:style-name="Strong_20_Emphasis">Futuro de dólar Mayo</text:span><text:line-break/>El valor teórico del futuro se calcula como:</text:p>
          <text:p text:style-name="P4">F=S⋅e<text:span text:style-name="T3">(</text:span>rt<text:span text:style-name="T3">)</text:span></text:p>
          <text:p text:style-name="P4">donde:</text:p>
          <text:list>
            <text:list-item>
              <text:p text:style-name="P6">S = Spot del dólar</text:p>
            </text:list-item>
            <text:list-item>
              <text:p text:style-name="P6">r = tasa libre de riesgo (TNA)</text:p>
            </text:list-item>
            <text:list-item>
              <text:p text:style-name="P6">t = tiempo hasta el vencimiento del contrato</text:p>
            </text:list-item>
          </text:list>
        </text:list-item>
        <text:list-item>
          <text:p text:style-name="P4"><text:span text:style-name="Strong_20_Emphasis">Caución a 1 día</text:span><text:line-break/>Puede considerarse como la tasa libre de riesgo. En la data provista, el precio corresponde a la <text:span text:style-name="Strong_20_Emphasis">TNA</text:span>.</text:p>
        </text:list-item>
        <text:list-item>
          <text:p text:style-name="P4"><text:span text:style-name="Strong_20_Emphasis">Bono AL30</text:span><text:line-break/>Cotiza en tres monedas: <text:span text:style-name="Strong_20_Emphasis">ARS</text:span>, <text:span text:style-name="Strong_20_Emphasis">MEP</text:span> y <text:span text:style-name="Strong_20_Emphasis">CCL</text:span>, lo que permite derivar dos tipos de cambio implícitos:</text:p>
          <text:list>
            <text:list-item>
              <text:p text:style-name="P5"><text:soft-page-break/>FXmep​</text:p>
            </text:list-item>
            <text:list-item>
              <text:p text:style-name="P5">FXccl​</text:p>
            </text:list-item>
          </text:list>
        </text:list-item>
      </text:list>
      <text:p text:style-name="Text_20_body"/>
      <text:p text:style-name="Text_20_body">Combinando <text:span text:style-name="Strong_20_Emphasis">futuro</text:span>, FXmep​, FXccl​ y la tasa a 1 día más operada, se dispone de información clave para estimar el comportamiento futuro del dólar y de los instrumentos relacionados.</text:p>
      <text:h text:style-name="Heading_20_3" text:outline-level="3"><text:span text:style-name="Strong_20_Emphasis"><text:span text:style-name="T1">Tarea</text:span></text:span></text:h>
      <text:list xml:id="list3501670814" text:style-name="L6">
        <text:list-item>
          <text:p text:style-name="P7">Seleccionar <text:span text:style-name="Strong_20_Emphasis">uno</text:span> de los cinco instrumentos provistos.</text:p>
        </text:list-item>
        <text:list-item>
          <text:p text:style-name="P7">Desarrollar una estrategia que <text:span text:style-name="Strong_20_Emphasis">prediga el valor siguiente</text:span> de dicho instrumento a partir de la información histórica disponible.</text:p>
        </text:list-item>
        <text:list-item>
          <text:p text:style-name="P7">Se puede utilizar información cruzada de todos los instrumentos.</text:p>
        </text:list-item>
        <text:list-item>
          <text:p text:style-name="P7">Optimizar la implementación para lograr <text:span text:style-name="Strong_20_Emphasis">baja latencia</text:span>.</text:p>
        </text:list-item>
      </text:list>
      <text:h text:style-name="Heading_20_3" text:outline-level="3"><text:span text:style-name="Strong_20_Emphasis"><text:span text:style-name="T1">Requisitos técnicos</text:span></text:span></text:h>
      <text:list xml:id="list2938042710" text:style-name="L7">
        <text:list-item>
          <text:p text:style-name="P8"><text:span text:style-name="Strong_20_Emphasis">Lenguaje obligatorio</text:span>: C++ (estándar C++14).</text:p>
        </text:list-item>
        <text:list-item>
          <text:p text:style-name="P8">Herramientas y librerías adicionales: libres (pueden incluir frameworks de ML/DL compatibles con C++).</text:p>
        </text:list-item>
        <text:list-item>
          <text:p text:style-name="P8">Se permite el uso de asistentes o herramientas de apoyo (por ejemplo, ChatGPT), pero el código entregado debe ser <text:span text:style-name="Strong_20_Emphasis">íntegramente en C++</text:span>.</text:p>
        </text:list-item>
        <text:list-item>
          <text:p text:style-name="P8">Entregar el código fuente con instrucciones claras para su compilación y ejecución.</text:p>
        </text:list-item>
      </text:list>
      <text:h text:style-name="Heading_20_3" text:outline-level="3"><text:span text:style-name="Strong_20_Emphasis"><text:span text:style-name="T1">Entrega</text:span></text:span></text:h>
      <text:list xml:id="list1229522296" text:style-name="L8">
        <text:list-item>
          <text:p text:style-name="P9"><text:span text:style-name="Strong_20_Emphasis">Plazo</text:span>: 2 semanas a partir de la recepción de esta consigna.</text:p>
        </text:list-item>
        <text:list-item>
          <text:p text:style-name="P9"><text:span text:style-name="Strong_20_Emphasis">Forma de entrega</text:span>: enviar el código fuente y las instrucciones por correo electrónico.</text:p>
        </text:list-item>
        <text:list-item>
          <text:p text:style-name="P9"><text:span text:style-name="Strong_20_Emphasis">Consultas</text:span>: cualquier duda podrá enviarse por mail durante el plazo de desarrollo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12:19:15.004923718</meta:creation-date>
    <meta:generator>LibreOffice/7.3.7.2$Linux_X86_64 LibreOffice_project/30$Build-2</meta:generator>
    <dc:date>2025-08-12T12:25:26.018997605</dc:date>
    <meta:editing-duration>PT6M11S</meta:editing-duration>
    <meta:editing-cycles>2</meta:editing-cycles>
    <meta:document-statistic meta:table-count="0" meta:image-count="0" meta:object-count="0" meta:page-count="2" meta:paragraph-count="42" meta:word-count="429" meta:character-count="2757" meta:non-whitespace-character-count="2235"/>
  </office:meta>
</office:document-meta>
</file>